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.addVar( Va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validate( Map params , Map act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eld.getVa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Depe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addArg( Arg ar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eld.setFieldOrder( int field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clon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ield.addVar( String name , String value , String js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Msg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IndexedProperty( Object bea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eld.getVarValue( String main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.getDependenc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Property(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Depends( String depen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eld.getArg( int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Arg( String key , int posi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.ensureArgsCapacity( Arg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.getV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Var( String mai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isDependency( String validato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processMessageComponents( String key , String replace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.get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ClientValidation( boolean clientValid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processArg( String key , String replace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ield.ge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Field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.getIndexed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setIndexedProperty( String indexed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Message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t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isClientValid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determineArgPosition( Arg ar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ield.processVars( String key , String replace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eld.getIndexedLis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generate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.getMsg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getIndexedPropertySize( Object bea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eld.process( Map globalConstants , Map consta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ield.addMsg( Ms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handleMissingActi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.isIndex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runDependentValidators( ValidatorAction va , ValidatorResults results , Map actions , Map params , int po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eld.getArgs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.setIndexedListProperty( String indexedLis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.validateForRule( ValidatorAction va , ValidatorResults results , Map actions , Map params , int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ield.setPage( int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